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046608" calcext:value-type="float">
            <text:p>2,047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046608" calcext:value-type="float">
            <text:p>2,047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1.854026" calcext:value-type="float">
            <text:p>1,854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1.854026" calcext:value-type="float">
            <text:p>1,854</text:p>
          </table:table-cell>
          <table:table-cell table:style-name="ce4" table:formula="of:=[.E6]/[.$E$5]" office:value-type="float" office:value="0.905901862984998" calcext:value-type="float">
            <text:p>0,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1.861505" calcext:value-type="float">
            <text:p>1,862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1.861505" calcext:value-type="float">
            <text:p>1,862</text:p>
          </table:table-cell>
          <table:table-cell table:style-name="ce4" table:formula="of:=[.E7]/[.$E$5]" office:value-type="float" office:value="0.909556202262475" calcext:value-type="float">
            <text:p>0,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38.562025" calcext:value-type="float">
            <text:p>38,562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38.562025" calcext:value-type="float">
            <text:p>38,562</text:p>
          </table:table-cell>
          <table:table-cell table:style-name="ce4" table:formula="of:=[.E8]/[.$E$5]" office:value-type="float" office:value="18.8419203872945" calcext:value-type="float">
            <text:p>18,8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3.106992" calcext:value-type="float">
            <text:p>23,107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226895824432708" calcext:value-type="float">
            <text:p>0,227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4.393333" calcext:value-type="float">
            <text:p>24,393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214930858361996" calcext:value-type="float">
            <text:p>0,215</text:p>
          </table:table-cell>
          <table:table-cell table:style-name="ce4" table:formula="of:=[.E15]/[.$E$14]" office:value-type="float" office:value="0.94726669783092" calcext:value-type="float">
            <text:p>0,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5.994558" calcext:value-type="float">
            <text:p>5,995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874606601520913" calcext:value-type="float">
            <text:p>0,875</text:p>
          </table:table-cell>
          <table:table-cell table:style-name="ce4" table:formula="of:=[.E16]/[.$E$14]" office:value-type="float" office:value="3.8546615113241" calcext:value-type="float">
            <text:p>3,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44605" calcext:value-type="float">
            <text:p>0,045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17.540186077794" calcext:value-type="float">
            <text:p>117,540</text:p>
          </table:table-cell>
          <table:table-cell table:style-name="ce4" table:formula="of:=[.E17]/[.$E$14]" office:value-type="float" office:value="518.035915256137" calcext:value-type="float">
            <text:p>518,0</text:p>
          </table:table-cell>
          <table:table-cell table:number-columns-repeated="3"/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50795" calcext:value-type="float">
            <text:p>0,750795</text:p>
          </table:table-cell>
          <table:table-cell office:value-type="float" office:value="1.022622" calcext:value-type="float">
            <text:p>1,022622</text:p>
          </table:table-cell>
          <table:table-cell office:value-type="float" office:value="2.046608" calcext:value-type="float">
            <text:p>2,046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70029" calcext:value-type="float">
            <text:p>0,670029</text:p>
          </table:table-cell>
          <table:table-cell office:value-type="float" office:value="0.975701" calcext:value-type="float">
            <text:p>0,975701</text:p>
          </table:table-cell>
          <table:table-cell office:value-type="float" office:value="1.854026" calcext:value-type="float">
            <text:p>1,85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38209" calcext:value-type="float">
            <text:p>0,638209</text:p>
          </table:table-cell>
          <table:table-cell office:value-type="float" office:value="1.004872" calcext:value-type="float">
            <text:p>1,004872</text:p>
          </table:table-cell>
          <table:table-cell office:value-type="float" office:value="1.861505" calcext:value-type="float">
            <text:p>1,861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363459" calcext:value-type="float">
            <text:p>32,363459</text:p>
          </table:table-cell>
          <table:table-cell office:value-type="float" office:value="6.121592" calcext:value-type="float">
            <text:p>6,121592</text:p>
          </table:table-cell>
          <table:table-cell office:value-type="float" office:value="38.562025" calcext:value-type="float">
            <text:p>38,562025</text:p>
          </table:table-cell>
          <table:table-cell table:number-columns-repeated="8"/>
        </table:table-row>
        <table:table-row table:style-name="ro2" table:number-rows-repeated="104857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3.077179" calcext:value-type="float">
            <text:p>23,077179</text:p>
          </table:table-cell>
          <table:table-cell office:value-type="float" office:value="0.005294" calcext:value-type="float">
            <text:p>0,005294</text:p>
          </table:table-cell>
          <table:table-cell office:value-type="float" office:value="23.106992" calcext:value-type="float">
            <text:p>23,106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4.369884" calcext:value-type="float">
            <text:p>24,369884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24.393333" calcext:value-type="float">
            <text:p>24,39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7.793437" calcext:value-type="float">
            <text:p>47,793437</text:p>
          </table:table-cell>
          <table:table-cell office:value-type="float" office:value="0.005962" calcext:value-type="float">
            <text:p>0,005962</text:p>
          </table:table-cell>
          <table:table-cell office:value-type="float" office:value="5.994558" calcext:value-type="float">
            <text:p>5,994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2944" calcext:value-type="float">
            <text:p>0,02944</text:p>
          </table:table-cell>
          <table:table-cell office:value-type="float" office:value="0.014881" calcext:value-type="float">
            <text:p>0,014881</text:p>
          </table:table-cell>
          <table:table-cell office:value-type="float" office:value="0.044605" calcext:value-type="float">
            <text:p>0,044605</text:p>
          </table:table-cell>
          <table:table-cell table:number-columns-repeated="8"/>
        </table:table-row>
        <table:table-row table:style-name="ro2" table:number-rows-repeated="17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 table:number-rows-repeated="104855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19:26:18.125546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8T21:20:34.602816710</dc:date>
    <meta:editing-duration>PT7H55M58S</meta:editing-duration>
    <meta:editing-cycles>29</meta:editing-cycles>
    <meta:generator>LibreOffice/6.0.6.1$Linux_X86_64 LibreOffice_project/00$Build-1</meta:generator>
    <meta:document-statistic meta:table-count="3" meta:cell-count="122" meta:object-count="0"/>
  </office:meta>
</office:document-meta>
</file>